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438" officeooo:paragraph-rsid="000e1438"/>
    </style:style>
    <style:style style:name="P2" style:family="paragraph" style:parent-style-name="Standard">
      <style:text-properties officeooo:paragraph-rsid="000e1438"/>
    </style:style>
    <style:style style:name="P3" style:family="paragraph" style:parent-style-name="Standard">
      <style:text-properties fo:font-weight="bold" officeooo:rsid="000e1438" officeooo:paragraph-rsid="000e1438" style:font-weight-asian="bold" style:font-weight-complex="bold"/>
    </style:style>
    <style:style style:name="P4" style:family="paragraph" style:parent-style-name="Standard">
      <style:text-properties fo:font-weight="bold" officeooo:rsid="000fb228" officeooo:paragraph-rsid="0012c030" style:font-weight-asian="bold" style:font-weight-complex="bold"/>
    </style:style>
    <style:style style:name="P5" style:family="paragraph" style:parent-style-name="Standard">
      <style:text-properties fo:font-weight="bold" officeooo:rsid="0013ff76" officeooo:paragraph-rsid="0013ff76" style:font-weight-asian="bold" style:font-weight-complex="bold"/>
    </style:style>
    <style:style style:name="P6" style:family="paragraph" style:parent-style-name="Standard">
      <style:text-properties officeooo:rsid="000fb228" officeooo:paragraph-rsid="000fb228"/>
    </style:style>
    <style:style style:name="P7" style:family="paragraph" style:parent-style-name="Standard">
      <style:text-properties fo:font-weight="normal" officeooo:rsid="000fb228" officeooo:paragraph-rsid="000fb228" style:font-weight-asian="normal" style:font-weight-complex="normal"/>
    </style:style>
    <style:style style:name="P8" style:family="paragraph" style:parent-style-name="Standard">
      <style:text-properties fo:font-weight="normal" officeooo:rsid="000fb228" officeooo:paragraph-rsid="0012c030" style:font-weight-asian="normal" style:font-weight-complex="normal"/>
    </style:style>
    <style:style style:name="P9" style:family="paragraph" style:parent-style-name="Standard">
      <style:text-properties fo:font-weight="normal" officeooo:rsid="00113925" officeooo:paragraph-rsid="00113925" style:font-weight-asian="normal" style:font-weight-complex="normal"/>
    </style:style>
    <style:style style:name="P10" style:family="paragraph" style:parent-style-name="Standard">
      <style:text-properties fo:font-weight="normal" officeooo:rsid="0013ff76" officeooo:paragraph-rsid="0013ff76" style:font-weight-asian="normal" style:font-weight-complex="normal"/>
    </style:style>
    <style:style style:name="P11" style:family="paragraph" style:parent-style-name="Standard">
      <style:text-properties fo:font-weight="normal" officeooo:rsid="0013ff76" officeooo:paragraph-rsid="0015a053" style:font-weight-asian="normal" style:font-weight-complex="normal"/>
    </style:style>
    <style:style style:name="P12" style:family="paragraph" style:parent-style-name="Standard">
      <style:text-properties fo:font-weight="normal" officeooo:rsid="0016b557" officeooo:paragraph-rsid="0016b557" style:font-weight-asian="normal" style:font-weight-complex="normal"/>
    </style:style>
    <style:style style:name="P13" style:family="paragraph" style:parent-style-name="Standard">
      <style:text-properties fo:font-weight="normal" officeooo:rsid="0016b557" officeooo:paragraph-rsid="0018ac0f" style:font-weight-asian="normal" style:font-weight-complex="normal"/>
    </style:style>
    <style:style style:name="P14" style:family="paragraph" style:parent-style-name="Standard">
      <style:text-properties fo:font-weight="normal" officeooo:rsid="0018ac0f" officeooo:paragraph-rsid="0018ac0f" style:font-weight-asian="normal" style:font-weight-complex="normal"/>
    </style:style>
    <style:style style:name="P15" style:family="paragraph" style:parent-style-name="Standard">
      <style:text-properties fo:font-weight="normal" officeooo:rsid="001a4383" officeooo:paragraph-rsid="001a4383" style:font-weight-asian="normal" style:font-weight-complex="normal"/>
    </style:style>
    <style:style style:name="P16" style:family="paragraph" style:parent-style-name="Standard">
      <style:text-properties fo:font-weight="normal" officeooo:rsid="001a644b" officeooo:paragraph-rsid="001a644b" style:font-weight-asian="normal" style:font-weight-complex="normal"/>
    </style:style>
    <style:style style:name="P17" style:family="paragraph" style:parent-style-name="Standard">
      <style:text-properties fo:font-weight="normal" officeooo:rsid="001a644b" officeooo:paragraph-rsid="001c24d8" style:font-weight-asian="normal" style:font-weight-complex="normal"/>
    </style:style>
    <style:style style:name="P18" style:family="paragraph" style:parent-style-name="Standard">
      <style:text-properties fo:font-weight="normal" officeooo:rsid="001dfdcd" officeooo:paragraph-rsid="001dfdcd" style:font-weight-asian="normal" style:font-weight-complex="normal"/>
    </style:style>
    <style:style style:name="P19" style:family="paragraph" style:parent-style-name="Standard">
      <style:text-properties fo:font-weight="normal" officeooo:rsid="001e7b8e" officeooo:paragraph-rsid="001e7b8e" style:font-weight-asian="normal" style:font-weight-complex="normal"/>
    </style:style>
    <style:style style:name="P20" style:family="paragraph" style:parent-style-name="Standard">
      <style:text-properties fo:font-weight="normal" officeooo:rsid="001f21f0" officeooo:paragraph-rsid="001f21f0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bold" officeooo:rsid="0013ff76" officeooo:paragraph-rsid="0013ff76" style:font-weight-asian="bold" style:font-weight-complex="bold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dfdcd" officeooo:paragraph-rsid="001dfdcd" style:font-weight-asian="normal" style:font-weight-complex="normal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6b557" officeooo:paragraph-rsid="0016b557" style:font-weight-asian="normal" style:font-weight-complex="normal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8ac0f" officeooo:paragraph-rsid="0018ac0f" style:font-weight-asian="normal" style:font-weight-complex="normal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e7b8e" officeooo:paragraph-rsid="001e7b8e" style:font-weight-asian="normal" style:font-weight-complex="normal"/>
    </style:style>
    <style:style style:name="P26" style:family="paragraph" style:parent-style-name="Preformatted_20_Text">
      <style:text-properties style:font-name="monospace"/>
    </style:style>
    <style:style style:name="P27" style:family="paragraph" style:parent-style-name="Preformatted_20_Text">
      <style:text-properties style:font-name="monospace" officeooo:paragraph-rsid="000e1438"/>
    </style:style>
    <style:style style:name="P28" style:family="paragraph" style:parent-style-name="Preformatted_20_Text">
      <style:text-properties fo:font-weight="normal" officeooo:rsid="000fb228" officeooo:paragraph-rsid="000fb228" style:font-weight-asian="normal" style:font-weight-complex="normal"/>
    </style:style>
    <style:style style:name="P29" style:family="paragraph" style:parent-style-name="Preformatted_20_Text">
      <style:text-properties fo:font-weight="normal" officeooo:rsid="000fb228" officeooo:paragraph-rsid="00113925" style:font-weight-asian="normal" style:font-weight-complex="normal"/>
    </style:style>
    <style:style style:name="P30" style:family="paragraph" style:parent-style-name="Preformatted_20_Text">
      <style:text-properties fo:font-weight="normal" officeooo:rsid="001f21f0" officeooo:paragraph-rsid="001f21f0" style:font-weight-asian="normal" style:font-weight-complex="normal"/>
    </style:style>
    <style:style style:name="P31" style:family="paragraph" style:parent-style-name="Preformatted_20_Text">
      <style:paragraph-properties fo:margin-top="0in" fo:margin-bottom="0.1965in" loext:contextual-spacing="false"/>
    </style:style>
    <style:style style:name="P32" style:family="paragraph" style:parent-style-name="Preformatted_20_Text">
      <style:paragraph-properties fo:margin-top="0in" fo:margin-bottom="0.1965in" loext:contextual-spacing="false"/>
      <style:text-properties style:font-name="monospace"/>
    </style:style>
    <style:style style:name="T1" style:family="text">
      <style:text-properties officeooo:rsid="000e1438"/>
    </style:style>
    <style:style style:name="T2" style:family="text">
      <style:text-properties fo:color="#c20cb9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a053" style:font-weight-asian="bold" style:font-weight-complex="bold"/>
    </style:style>
    <style:style style:name="T5" style:family="text">
      <style:text-properties fo:font-weight="bold" officeooo:rsid="001c24d8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000000" fo:font-weight="bold"/>
    </style:style>
    <style:style style:name="T8" style:family="text">
      <style:text-properties fo:color="#7a0874" fo:font-weight="bold"/>
    </style:style>
    <style:style style:name="T9" style:family="text">
      <style:text-properties fo:color="#660033"/>
    </style:style>
    <style:style style:name="T10" style:family="text">
      <style:text-properties officeooo:rsid="00113925"/>
    </style:style>
    <style:style style:name="T11" style:family="text">
      <style:text-properties officeooo:rsid="0012c030"/>
    </style:style>
    <style:style style:name="T12" style:family="text">
      <style:text-properties officeooo:rsid="0018ac0f"/>
    </style:style>
    <style:style style:name="T13" style:family="text">
      <style:text-properties officeooo:rsid="001c24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 Guillermo Camacho</text:p>
      <text:p text:style-name="P1">Topic: Laboratory 1 - <text:span text:style-name="T13">IBIO4680</text:span></text:p>
      <text:p text:style-name="P1">Date: 6/02/2018</text:p>
      <text:p text:style-name="P1"/>
      <text:p text:style-name="P3">1. What is the grep command?</text:p>
      <text:p text:style-name="P2"><text:span text:style-name="T1">It is a command </text:span>used to search text. It searches the given file for lines containing a match to the given strings or words. The syntax is as follows:</text:p>
      <text:p text:style-name="P2"/>
      <text:p text:style-name="P27"><text:span text:style-name="T2">grep</text:span> <text:span text:style-name="T6">'word'</text:span> filename</text:p>
      <text:p text:style-name="P26"><text:span text:style-name="T2">grep</text:span> <text:span text:style-name="T6">'word'</text:span> file1 file2 file3</text:p>
      <text:p text:style-name="P26"><text:span text:style-name="T2">grep</text:span> <text:span text:style-name="T6">'string1 string2'</text:span> <text:s/>filename</text:p>
      <text:p text:style-name="P26"><text:span text:style-name="T2">cat</text:span> otherfile <text:span text:style-name="T7">|</text:span> <text:span text:style-name="T2">grep</text:span> <text:span text:style-name="T6">'something'</text:span></text:p>
      <text:p text:style-name="P26"><text:span text:style-name="T8">command</text:span> <text:span text:style-name="T7">|</text:span> <text:span text:style-name="T2">grep</text:span> <text:span text:style-name="T6">'something'</text:span></text:p>
      <text:p text:style-name="P26"><text:span text:style-name="T8">command</text:span> option1 <text:span text:style-name="T7">|</text:span> <text:span text:style-name="T2">grep</text:span> <text:span text:style-name="T6">'data'</text:span></text:p>
      <text:p text:style-name="P32"><text:span text:style-name="T2">grep</text:span> <text:span text:style-name="T9">--color</text:span> <text:span text:style-name="T6">'data'</text:span> fileName</text:p>
      <text:p text:style-name="P2"/>
      <text:p text:style-name="P1">source: </text:p>
      <text:p text:style-name="P1"><text:a xlink:type="simple" xlink:href="https://www.cyberciti.biz/faq/howto-use-grep-command-in-linux-unix/" text:style-name="Internet_20_link" text:visited-style-name="Visited_20_Internet_20_Link">https://www.cyberciti.biz/faq/howto-use-grep-command-in-linux-unix/</text:a></text:p>
      <text:p text:style-name="P1"/>
      <text:p text:style-name="P6"><text:span text:style-name="T3">2. What is the meaning of #! /bin/bash at the start of scripts?</text:span></text:p>
      <text:p text:style-name="P7">It tells the shell to use the <text:span text:style-name="T3">bash</text:span> program to interpret the script with, when executed. Some other examples are:</text:p>
      <text:p text:style-name="P28"><text:span text:style-name="Source_20_Text">#!/bin/sh — Execute the file using sh, the Bourne shell, or a compatible shell</text:span></text:p>
      <text:p text:style-name="Preformatted_20_Text"><text:span text:style-name="Source_20_Text">#!/bin/csh — Execute the file using csh, the C shell, or a compatible shell</text:span></text:p>
      <text:p text:style-name="Preformatted_20_Text"><text:span text:style-name="Source_20_Text">#!/usr/bin/perl -T — Execute using Perl with the option for taint checks</text:span></text:p>
      <text:p text:style-name="Preformatted_20_Text"><text:span text:style-name="Source_20_Text">#!/usr/bin/php — Execute the file using the PHP command line interpreter</text:span></text:p>
      <text:p text:style-name="Preformatted_20_Text"><text:span text:style-name="Source_20_Text">#!/usr/bin/python -O — Execute using Python with optimizations to code</text:span></text:p>
      <text:p text:style-name="P31"><text:span text:style-name="Source_20_Text">#!/usr/bin/ruby — Execute using Ruby</text:span></text:p>
      <text:p text:style-name="P7">source:</text:p>
      <text:p text:style-name="P7"><text:a xlink:type="simple" xlink:href="https://stackoverflow.com/questions/13872048/bash-script-what-does-bin-bash-mean" text:style-name="Internet_20_link" text:visited-style-name="Visited_20_Internet_20_Link">https://stackoverflow.com/questions/13872048/bash-script-what-does-bin-bash-mean</text:a></text:p>
      <text:p text:style-name="P7"/>
      <text:p text:style-name="P7">3. <text:span text:style-name="T3">How many users exist in the course server?</text:span></text:p>
      <text:p text:style-name="P7"/>
      <text:p text:style-name="P7">To obtain the users I have selected the command<text:span text:style-name="T10">s</text:span> <text:span text:style-name="T10">compgen, wc</text:span>,</text:p>
      <text:p text:style-name="P28"><text:span text:style-name="Source_20_Text"/></text:p>
      <text:p text:style-name="P29"><text:span text:style-name="Source_20_Text"><text:span text:style-name="T10">vision@ing-542:~$ compgen -u | wc</text:span></text:span></text:p>
      <text:p text:style-name="P7"/>
      <text:p text:style-name="P9">The results are,</text:p>
      <text:p text:style-name="P9"/>
      <text:p text:style-name="P9"><text:s text:c="5"/>42 <text:s text:c="5"/>42 <text:s text:c="4"/>345</text:p>
      <text:p text:style-name="P9"/>
      <text:p text:style-name="P9">So, there are 42 users</text:p>
      <text:p text:style-name="P9"/>
      <text:p text:style-name="P4">4. <text:span text:style-name="T11">What command will produce a table of Users and Shells sorted by shell (tip: using cut and sort )</text:span></text:p>
      <text:p text:style-name="P4"/>
      <text:p text:style-name="P10">cut -d ":" -f 1,7 /etc/passwd | sort -t: -k2 </text:p>
      <text:p text:style-name="P8"/>
      <text:p text:style-name="P10">The command cut allows to cut the data from columns 1 (user) and 7 (shell). It uses a delimiter “:”</text:p>
      <text:p text:style-name="P10"><text:soft-page-break/>The command sort allows to sort the data with respect to the second column. </text:p>
      <text:p text:style-name="P10">The result is in Appendix 1</text:p>
      <text:p text:style-name="P10"/>
      <text:p text:style-name="P11">5.<text:span text:style-name="T3"> </text:span><text:span text:style-name="T4">Create a script for finding duplicate images based on their content (tip: hash or checksum) You may look in the internet for ideas, Do not forget to include the source of any code you use.</text:span></text:p>
      <text:p text:style-name="P11"/>
      <text:p text:style-name="P10"/>
      <text:p text:style-name="P12">Assuming that I have an array A with the checksum of each image, I propose the next algorithm</text:p>
      <text:p text:style-name="P23"/>
      <text:p text:style-name="P12">int main ()</text:p>
      <text:p text:style-name="P14">{</text:p>
      <text:p text:style-name="P12">int i=0;</text:p>
      <text:p text:style-name="P12">for(int i = 0 ; i &lt; n ; i ++)</text:p>
      <text:p text:style-name="P13"><text:span text:style-name="T12">{</text:span><text:tab/></text:p>
      <text:p text:style-name="P13"><text:tab/>for(int j=0 ; j&lt;n ; j++)</text:p>
      <text:p text:style-name="P13"><text:tab/><text:tab/><text:span text:style-name="T12">{</text:span></text:p>
      <text:p text:style-name="P13"><text:tab/><text:tab/>if ( A[i]==A[j])</text:p>
      <text:p text:style-name="P12"><text:tab/><text:tab/><text:tab/><text:span text:style-name="T12">cout&lt;&lt;nameOf(A[j})&lt;&lt;” ”;</text:span></text:p>
      <text:p text:style-name="P13"><text:tab/><text:tab/><text:span text:style-name="T12">}</text:span></text:p>
      <text:p text:style-name="P13"><text:tab/><text:span text:style-name="T12">cout&lt;&lt;endl;</text:span><text:tab/></text:p>
      <text:p text:style-name="P12"><text:span text:style-name="T12">}</text:span><text:tab/><text:tab/><text:tab/></text:p>
      <text:p text:style-name="P14">return 0;</text:p>
      <text:p text:style-name="P24">}</text:p>
      <text:p text:style-name="P14"/>
      <text:p text:style-name="P10"/>
      <text:p text:style-name="P14">The function <text:s/>nameOf(x) returns the name of the picture with checksum x</text:p>
      <text:p text:style-name="P10"/>
      <text:p text:style-name="P14">6. <text:span text:style-name="T3">Download the bsds500 image segmentation database and decompress it (keep it in you hard drive, we will come back over this data in a few weeks).</text:span></text:p>
      <text:p text:style-name="P10"/>
      <text:p text:style-name="P15">tar -xzvf BSR_bsds500.tgz.part -C ./lab1Images</text:p>
      <text:p text:style-name="P15"/>
      <text:p text:style-name="P15">7. <text:span text:style-name="T3">What is the disk size of the uncompressed dataset, How many images are in the directory 'BSR/BSDS500/data/images'</text:span>?</text:p>
      <text:p text:style-name="P15"/>
      <text:p text:style-name="P15">guillermo@guillermo-Latitude-E6420:~/sipi_images/lab1Images$ du -hs ./BSR</text:p>
      <text:p text:style-name="P15">73M<text:tab/>./BSR</text:p>
      <text:p text:style-name="P15"/>
      <text:p text:style-name="P16">guillermo@guillermo-Latitude-E6420:~/sipi_images/lab1Images$ find ./BSR/BSDS500/data/images -name "*" | wc -l</text:p>
      <text:p text:style-name="P16">507</text:p>
      <text:p text:style-name="P16"/>
      <text:p text:style-name="P17">8. <text:span text:style-name="T5">What is their resolution, what is their format</text:span><text:span text:style-name="T13">?</text:span></text:p>
      <text:p text:style-name="P17"/>
      <text:p text:style-name="P18">Some of them have resolution is 481x321, other ones have resolution 321x481. Those data were obtained with the next bash-script</text:p>
      <text:p text:style-name="P18"/>
      <text:p text:style-name="P18"/>
      <text:p text:style-name="P18"><text:soft-page-break/></text:p>
      <text:p text:style-name="P18"/>
      <text:p text:style-name="P22"/>
      <text:p text:style-name="P18"/>
      <text:p text:style-name="P18">#!/bin/bash</text:p>
      <text:p text:style-name="P18"># go to Lab directory</text:p>
      <text:p text:style-name="P18">cd ~/sipi_images/lab1Images</text:p>
      <text:p text:style-name="P18"/>
      <text:p text:style-name="P18"># find all files whose name end in .jpg</text:p>
      <text:p text:style-name="P18">images=$(find ./BSR/BSDS500/data/images -name *.jpg)</text:p>
      <text:p text:style-name="P18"/>
      <text:p text:style-name="P18">#iterate over them</text:p>
      <text:p text:style-name="P18">for im in ${images[*]}</text:p>
      <text:p text:style-name="P18"><text:tab/>do</text:p>
      <text:p text:style-name="P18"><text:tab/><text:tab/># print the format</text:p>
      <text:p text:style-name="P18"><text:tab/><text:tab/>identify $im | cut -d " " -f 3</text:p>
      <text:p text:style-name="P22"><text:tab/>done</text:p>
      <text:p text:style-name="P18"/>
      <text:p text:style-name="P18"/>
      <text:p text:style-name="P18">The format of all the images is jpg. It was conclude with the command,</text:p>
      <text:p text:style-name="P18"/>
      <text:p text:style-name="P18">find ./BSR/BSDS500/data/images -name "*"</text:p>
      <text:p text:style-name="P18"/>
      <text:p text:style-name="P18">9. <text:span text:style-name="T3">How many of them are in landscape orientation (opposed to portrait)</text:span></text:p>
      <text:p text:style-name="P18"/>
      <text:p text:style-name="P18">landscape= 481x321</text:p>
      <text:p text:style-name="P18"/>
      <text:p text:style-name="P19">I have founded 348 images in landscape. The result was computed with the next code,</text:p>
      <text:p text:style-name="P25"/>
      <text:p text:style-name="P19">#!/bin/bash</text:p>
      <text:p text:style-name="P19"># go to Lab directory</text:p>
      <text:p text:style-name="P19">cd ~/sipi_images/lab1Images</text:p>
      <text:p text:style-name="P19">num_landscape=0</text:p>
      <text:p text:style-name="P19"># find all files whose name end in .jpg</text:p>
      <text:p text:style-name="P19">images=$(find ./BSR/BSDS500/data/images -name *.jpg)</text:p>
      <text:p text:style-name="P19">#iterate over them</text:p>
      <text:p text:style-name="P19">for im in ${images[*]}</text:p>
      <text:p text:style-name="P19"><text:tab/>do</text:p>
      <text:p text:style-name="P19"><text:tab/><text:tab/># print the format</text:p>
      <text:p text:style-name="P19"><text:tab/><text:tab/>identify $im | cut -d " " -f 3 | grep -q -i 481x321</text:p>
      <text:p text:style-name="P19"><text:tab/><text:tab/># $? gives the exit code of the last command, <text:s/>it will be zero if a match was found</text:p>
      <text:p text:style-name="P19"><text:tab/><text:tab/>if [ $? -eq 0 ]</text:p>
      <text:p text:style-name="P19"><text:tab/><text:tab/><text:tab/>then</text:p>
      <text:p text:style-name="P19"><text:tab/><text:tab/><text:tab/>let num_landscape=num_landscape+1</text:p>
      <text:p text:style-name="P19"><text:tab/><text:tab/><text:tab/>echo $im is landscape</text:p>
      <text:p text:style-name="P19"><text:tab/><text:tab/>else</text:p>
      <text:p text:style-name="P19"><text:tab/><text:tab/><text:tab/>echo $im is portrait</text:p>
      <text:p text:style-name="P19"><text:tab/><text:tab/>fi</text:p>
      <text:p text:style-name="P19"><text:soft-page-break/><text:tab/>done</text:p>
      <text:p text:style-name="P25">echo $num_landscape</text:p>
      <text:p text:style-name="P19"/>
      <text:p text:style-name="P19">10. <text:span text:style-name="T3">Crop all images to make them square (256x256). Tip: do not forget about imagemagick</text:span></text:p>
      <text:p text:style-name="P19"/>
      <text:p text:style-name="P20">Work this point with the commands</text:p>
      <text:p text:style-name="P30">mogrify -crop 640x480+50+100 foo.png</text:p>
      <text:p text:style-name="P30">convert foo.png -crop 640x480+50+100 out.png</text:p>
      <text:p text:style-name="P20"/>
      <text:p text:style-name="P20">source&gt; https://codeyarns.com/2014/11/15/how-to-crop-image-using-imagemagick/</text:p>
      <text:p text:style-name="P21">Appendix 1</text:p>
      <text:p text:style-name="P5"/>
      <text:p text:style-name="P10">acastillo:/bin/bash</text:p>
      <text:p text:style-name="P10">alejandromateo:/bin/bash</text:p>
      <text:p text:style-name="P10">diegoangulo:/bin/bash</text:p>
      <text:p text:style-name="P10">estebanfederico:/bin/bash</text:p>
      <text:p text:style-name="P10">ingcg:/bin/bash</text:p>
      <text:p text:style-name="P10">jcleon:/bin/bash</text:p>
      <text:p text:style-name="P10">juansantiago:/bin/bash</text:p>
      <text:p text:style-name="P10">lapardo:/bin/bash</text:p>
      <text:p text:style-name="P10">pa.arbelaez:/bin/bash</text:p>
      <text:p text:style-name="P10">root:/bin/bash</text:p>
      <text:p text:style-name="P10">rvandres:/bin/bash</text:p>
      <text:p text:style-name="P10">vision:/bin/bash</text:p>
      <text:p text:style-name="P10">_apt:/bin/false</text:p>
      <text:p text:style-name="P10">colord:/bin/false</text:p>
      <text:p text:style-name="P10">landscape:/bin/false</text:p>
      <text:p text:style-name="P10">messagebus:/bin/false</text:p>
      <text:p text:style-name="P10">postfix:/bin/false</text:p>
      <text:p text:style-name="P10">syslog:/bin/false</text:p>
      <text:p text:style-name="P10">systemd-bus-proxy:/bin/false</text:p>
      <text:p text:style-name="P10">systemd-network:/bin/false</text:p>
      <text:p text:style-name="P10">systemd-resolve:/bin/false</text:p>
      <text:p text:style-name="P10">systemd-timesync:/bin/false</text:p>
      <text:p text:style-name="P10">usbmux:/bin/false</text:p>
      <text:p text:style-name="P10">uuidd:/bin/false</text:p>
      <text:p text:style-name="P10">sync:/bin/sync</text:p>
      <text:p text:style-name="P10">backup:/usr/sbin/nologin</text:p>
      <text:p text:style-name="P10">bin:/usr/sbin/nologin</text:p>
      <text:p text:style-name="P10">daemon:/usr/sbin/nologin</text:p>
      <text:p text:style-name="P10">games:/usr/sbin/nologin</text:p>
      <text:p text:style-name="P10">gnats:/usr/sbin/nologin</text:p>
      <text:p text:style-name="P10">irc:/usr/sbin/nologin</text:p>
      <text:p text:style-name="P10">list:/usr/sbin/nologin</text:p>
      <text:p text:style-name="P10">lp:/usr/sbin/nologin</text:p>
      <text:p text:style-name="P10">mail:/usr/sbin/nologin</text:p>
      <text:p text:style-name="P10">man:/usr/sbin/nologin</text:p>
      <text:p text:style-name="P10">news:/usr/sbin/nologin</text:p>
      <text:p text:style-name="P10">nobody:/usr/sbin/nologin</text:p>
      <text:p text:style-name="P10">proxy:/usr/sbin/nologin</text:p>
      <text:p text:style-name="P10">sshd:/usr/sbin/nologin</text:p>
      <text:p text:style-name="P10">sys:/usr/sbin/nologin</text:p>
      <text:p text:style-name="P10">uucp:/usr/sbin/nologin</text:p>
      <text:p text:style-name="P10">www-data:/usr/sbin/nolo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23:56.638326678</meta:creation-date>
    <dc:date>2018-02-06T22:52:09.304986431</dc:date>
    <meta:editing-duration>PT16M32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5" meta:paragraph-count="146" meta:word-count="730" meta:character-count="5115" meta:non-whitespace-character-count="4458"/>
  </office:meta>
</office:document-meta>
</file>